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2.1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MobileNumber</text:p>
          </table:table-cell>
          <table:table-cell table:style-name="ce4" office:value-type="string">
            <text:p>Name</text:p>
          </table:table-cell>
        </table:table-row>
        <table:table-row table:style-name="ro1">
          <table:table-cell office:value-type="float" office:value="7122287558">
            <text:p>7122287558</text:p>
          </table:table-cell>
          <table:table-cell office:value-type="string">
            <text:p>eneral Grp member</text:p>
          </table:table-cell>
        </table:table-row>
        <table:table-row table:style-name="ro2">
          <table:table-cell office:value-type="float" office:value="9160200076">
            <text:p>916020007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391036849">
            <text:p>939103684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8978866466">
            <text:p>897886646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348333747">
            <text:p>9348333747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0050166">
            <text:p>944005016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0336122">
            <text:p>9440336122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7893648985">
            <text:p>789364898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000100908">
            <text:p>9000100908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246201524">
            <text:p>9246201524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0830894">
            <text:p>9440830894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1237606">
            <text:p>944123760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1881444">
            <text:p>9441881444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1884466">
            <text:p>944188446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1884475">
            <text:p>944188447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573665550">
            <text:p>9573665550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703800266">
            <text:p>970380026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92434737">
            <text:p>9492434737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8046419">
            <text:p>984804641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8686019820">
            <text:p>8686019820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8119708">
            <text:p>9848119708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8198248">
            <text:p>9848198248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8403975">
            <text:p>984840397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8682852">
            <text:p>9848682852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138949">
            <text:p>984913894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032960">
            <text:p>9849032960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374509">
            <text:p>984937450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551322">
            <text:p>9849551322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648245">
            <text:p>984964824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958406">
            <text:p>984995840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66401873">
            <text:p>9866401873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66755869">
            <text:p>986675586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85812060">
            <text:p>9885812060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85012339">
            <text:p>988501233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66248179">
            <text:p>9866248179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85319387">
            <text:p>9885319387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49919360">
            <text:p>9949919360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59562632">
            <text:p>9959562632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441713648">
            <text:p>9441713648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391011446">
            <text:p>939101144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49127685">
            <text:p>984912768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866684607">
            <text:p>9866684607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63583121">
            <text:p>9963583121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63896896">
            <text:p>996389689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63896897">
            <text:p>9963896897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85389283">
            <text:p>9985389283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59555725">
            <text:p>9959555725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85488658">
            <text:p>9985488658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85511246">
            <text:p>9985511246</text:p>
          </table:table-cell>
          <table:table-cell office:value-type="string">
            <text:p>Extended Comm Member</text:p>
          </table:table-cell>
        </table:table-row>
        <table:table-row table:style-name="ro2">
          <table:table-cell office:value-type="float" office:value="9989267904">
            <text:p>9989267904</text:p>
          </table:table-cell>
          <table:table-cell office:value-type="string">
            <text:p>Extended Comm Member</text:p>
          </table:table-cell>
        </table:table-row>
        <table:table-row table:style-name="ro1">
          <table:table-cell office:value-type="float" office:value="9989291510">
            <text:p>99892915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00326">
            <text:p>99893003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10394">
            <text:p>99893103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11492">
            <text:p>99893114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37440">
            <text:p>9989337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62589">
            <text:p>99893625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386333">
            <text:p>99893863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30237">
            <text:p>99894302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33578">
            <text:p>99894335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49136">
            <text:p>99894491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99008">
            <text:p>99894990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99089">
            <text:p>99894990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499868">
            <text:p>99894998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502524">
            <text:p>99895025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539990">
            <text:p>9989539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553454">
            <text:p>99895534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16986">
            <text:p>99896169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22990">
            <text:p>9989622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35391">
            <text:p>99896353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89552">
            <text:p>99896895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89661">
            <text:p>99896896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694835">
            <text:p>99896948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717732">
            <text:p>99897177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755755">
            <text:p>99897557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818867">
            <text:p>99898188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824111">
            <text:p>9989824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827584">
            <text:p>99898275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848882">
            <text:p>99898488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899400">
            <text:p>9989899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11388">
            <text:p>99899113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13096">
            <text:p>99899130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23096">
            <text:p>99899230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62333">
            <text:p>99899623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94036">
            <text:p>99899940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998899">
            <text:p>99899988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94502724">
            <text:p>9994502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94658542">
            <text:p>99946585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98409889">
            <text:p>99984098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524590">
            <text:p>99855245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610151">
            <text:p>99856101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811738">
            <text:p>99858117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823766">
            <text:p>99858237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951146">
            <text:p>99859511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952618">
            <text:p>99859526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975555">
            <text:p>9985975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6159710">
            <text:p>99861597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16037">
            <text:p>99890160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16986">
            <text:p>99890169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26358">
            <text:p>99890263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33022">
            <text:p>99890330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50242">
            <text:p>9989050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57217">
            <text:p>99890572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58165">
            <text:p>99890581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63036">
            <text:p>99890630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64136">
            <text:p>99890641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64224">
            <text:p>99890642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68754">
            <text:p>99890687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094494">
            <text:p>99890944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15955">
            <text:p>99891159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22308">
            <text:p>99891223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34987">
            <text:p>99891349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57249">
            <text:p>99891572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66625">
            <text:p>99891666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76450">
            <text:p>99891764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89978">
            <text:p>99891899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89979">
            <text:p>99891899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92519">
            <text:p>99891925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99560">
            <text:p>99891995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199632">
            <text:p>9989199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211394">
            <text:p>99892113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220519">
            <text:p>99892205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9253505">
            <text:p>99892535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493555">
            <text:p>9985493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500179">
            <text:p>99855001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555726">
            <text:p>99595557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93298">
            <text:p>99853932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400352">
            <text:p>99854003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406369">
            <text:p>99854063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460369">
            <text:p>99854603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476172">
            <text:p>99854761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905911">
            <text:p>99639059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905912">
            <text:p>99639059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5766429">
            <text:p>99657664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03946">
            <text:p>99660039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06111">
            <text:p>9966006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13976">
            <text:p>99660139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14518">
            <text:p>99660145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16418">
            <text:p>99660164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030104">
            <text:p>99660301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188804">
            <text:p>99661888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236039">
            <text:p>99662360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326677">
            <text:p>99663266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587894">
            <text:p>99635878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611689">
            <text:p>99636116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630202">
            <text:p>99636302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858889">
            <text:p>99638588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890172">
            <text:p>99638901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89840">
            <text:p>98666898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90830">
            <text:p>98666908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02898">
            <text:p>9866702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30437">
            <text:p>98667304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55700">
            <text:p>98667557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27822">
            <text:p>98491278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32570">
            <text:p>98491325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21529">
            <text:p>93910215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26001">
            <text:p>93910260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718416">
            <text:p>94417184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778172">
            <text:p>94417781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778204">
            <text:p>94417782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850501">
            <text:p>94418505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876729">
            <text:p>94418767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353066">
            <text:p>99663530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373024">
            <text:p>9966373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01790">
            <text:p>99664017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02622">
            <text:p>99664026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04836">
            <text:p>99664048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09598">
            <text:p>99664095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17881">
            <text:p>99664178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425116">
            <text:p>99664251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537246">
            <text:p>99665372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617106">
            <text:p>99666171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650321">
            <text:p>99666503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688730">
            <text:p>99666887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688830">
            <text:p>99666888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712323">
            <text:p>99667123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713323">
            <text:p>99667133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757550">
            <text:p>99667575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848450">
            <text:p>99668484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966601">
            <text:p>99669666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992598">
            <text:p>99669925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993218">
            <text:p>99669932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7011104">
            <text:p>99670111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7208755">
            <text:p>99672087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9555725">
            <text:p>99695557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9875576">
            <text:p>99698755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72195392">
            <text:p>99721953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0333667">
            <text:p>99803336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4002484">
            <text:p>99840024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020233">
            <text:p>99850202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026132">
            <text:p>99850261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098528">
            <text:p>99850985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172616">
            <text:p>99851726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201987">
            <text:p>99852019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244628">
            <text:p>99852446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262356">
            <text:p>99852623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01278">
            <text:p>99853012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06512">
            <text:p>99853065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06513">
            <text:p>99853065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06519">
            <text:p>99853065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23469">
            <text:p>99853234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85377525">
            <text:p>99853775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607319">
            <text:p>99596073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607575">
            <text:p>99596075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622924">
            <text:p>99596229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652675">
            <text:p>99596526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778714">
            <text:p>99597787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19993">
            <text:p>99598199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36702">
            <text:p>99598367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69000">
            <text:p>9959869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75226">
            <text:p>99598752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81698">
            <text:p>99598816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82737">
            <text:p>99598827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87922">
            <text:p>9959887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888470">
            <text:p>99598884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931499">
            <text:p>99599314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976075">
            <text:p>9959976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981098">
            <text:p>99599810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997045">
            <text:p>99599970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2104212">
            <text:p>99621042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006875">
            <text:p>99630068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010300">
            <text:p>99630103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049887">
            <text:p>99630498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095566">
            <text:p>99630955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140741">
            <text:p>99631407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144340">
            <text:p>99631443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199665">
            <text:p>99631996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233555">
            <text:p>9963233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333096">
            <text:p>99633330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425381">
            <text:p>99634253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433478">
            <text:p>99634334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448882">
            <text:p>99634488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451754">
            <text:p>99634517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3540099">
            <text:p>99635400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44031">
            <text:p>99499440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51663">
            <text:p>99499516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51951">
            <text:p>99499519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88445">
            <text:p>99499884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96298">
            <text:p>99499962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96727">
            <text:p>99499967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99306">
            <text:p>99499993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008922">
            <text:p>9951008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038785">
            <text:p>99510387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221422">
            <text:p>99512214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221424">
            <text:p>9951221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227424">
            <text:p>9951227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287200">
            <text:p>99512872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463820">
            <text:p>99514638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640105">
            <text:p>99516401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661150">
            <text:p>99516611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1990358">
            <text:p>99519903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2271212">
            <text:p>99522712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2969556">
            <text:p>99529695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8955555">
            <text:p>9958955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020926">
            <text:p>99590209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022145">
            <text:p>99590221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022212">
            <text:p>99590222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047867">
            <text:p>99590478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094417">
            <text:p>99590944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118338">
            <text:p>99591183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155759">
            <text:p>99591557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166674">
            <text:p>99591666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257337">
            <text:p>99592573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444922">
            <text:p>9959444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536075">
            <text:p>9959536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537988">
            <text:p>99595379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59553711">
            <text:p>99595537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20627">
            <text:p>98853206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20629">
            <text:p>98853206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37426">
            <text:p>98853374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45468">
            <text:p>98853454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55575">
            <text:p>98853555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63006">
            <text:p>98853630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87884">
            <text:p>98853878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92212">
            <text:p>98853922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61834">
            <text:p>98854618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62226">
            <text:p>98854622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63394">
            <text:p>98854633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64694">
            <text:p>98854646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70555">
            <text:p>9885470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87729">
            <text:p>98854877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497295">
            <text:p>98854972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545372">
            <text:p>98855453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568032">
            <text:p>98855680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636118">
            <text:p>98856361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643209">
            <text:p>98856432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645632">
            <text:p>9885645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657080">
            <text:p>98856570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665529">
            <text:p>98856655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701678">
            <text:p>98857016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710610">
            <text:p>98857106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751683">
            <text:p>98857516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775795">
            <text:p>98857757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09935">
            <text:p>98858099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10571">
            <text:p>98858105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49611">
            <text:p>98662496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52233">
            <text:p>98662522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77438">
            <text:p>98662774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85312">
            <text:p>98662853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93659">
            <text:p>98662936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94311">
            <text:p>98662943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03178">
            <text:p>98663031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03965">
            <text:p>98663039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06522">
            <text:p>98663065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11197">
            <text:p>98663111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15349">
            <text:p>98663153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16901">
            <text:p>98663169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18534">
            <text:p>98663185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25646">
            <text:p>98663256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27643">
            <text:p>98663276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27768">
            <text:p>98663277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33608">
            <text:p>98663336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79874">
            <text:p>98663798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90082">
            <text:p>98663900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94364">
            <text:p>98663943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394970">
            <text:p>98663949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401780">
            <text:p>98664017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17211">
            <text:p>98850172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0372">
            <text:p>98850303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2190">
            <text:p>98850321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2620">
            <text:p>98850326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3324">
            <text:p>98850333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3770">
            <text:p>98850337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4120">
            <text:p>98850341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38990">
            <text:p>9885038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47512">
            <text:p>98850475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48027">
            <text:p>98850480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54563">
            <text:p>98850545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54954">
            <text:p>98850549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59201">
            <text:p>98850592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69609">
            <text:p>98850696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79595">
            <text:p>98850795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79623">
            <text:p>98850796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87402">
            <text:p>98850874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95310">
            <text:p>98850953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01301">
            <text:p>98851013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13190">
            <text:p>98851131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39201">
            <text:p>98851392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61804">
            <text:p>98851618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87251">
            <text:p>98851872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190378">
            <text:p>98851903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26069">
            <text:p>98852260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30006">
            <text:p>98852300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40204">
            <text:p>98852402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54249">
            <text:p>98852542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57052">
            <text:p>98852570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69701">
            <text:p>98852697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82326">
            <text:p>98852823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94918">
            <text:p>98852949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95455">
            <text:p>98852954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298329">
            <text:p>98852983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03309">
            <text:p>98853033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08690">
            <text:p>98853086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09626">
            <text:p>98853096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14873">
            <text:p>98853148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319381">
            <text:p>98853193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22467">
            <text:p>98858224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44636">
            <text:p>98858446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56526">
            <text:p>98858565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58224">
            <text:p>98858582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86632">
            <text:p>9885886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898735">
            <text:p>98858987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04081">
            <text:p>98859040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08954">
            <text:p>98859089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11334">
            <text:p>98859113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14012">
            <text:p>98859140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54853">
            <text:p>9885954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978470">
            <text:p>98859784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6435937">
            <text:p>98864359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6500581">
            <text:p>98865005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6597075">
            <text:p>9886597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0161954">
            <text:p>98901619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2194783">
            <text:p>98921947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2331116">
            <text:p>98923311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2548183">
            <text:p>98925481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3003261">
            <text:p>98930032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4054926">
            <text:p>98940549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4638024">
            <text:p>9894638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4699555">
            <text:p>9894699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95665490">
            <text:p>98956654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0037900">
            <text:p>99000379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0063425">
            <text:p>99000634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1724000">
            <text:p>9901724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031932">
            <text:p>99080319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075724">
            <text:p>9908075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082792">
            <text:p>99080827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109169">
            <text:p>99081091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111311">
            <text:p>99081113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159582">
            <text:p>99081595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176977">
            <text:p>99081769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257666">
            <text:p>9908257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299269">
            <text:p>99082992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306756">
            <text:p>99083067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357666">
            <text:p>9908357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475853">
            <text:p>9908475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501354">
            <text:p>99085013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506490">
            <text:p>99085064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515469">
            <text:p>99085154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529000">
            <text:p>9908529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576417">
            <text:p>99085764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632011">
            <text:p>99086320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634373">
            <text:p>99086343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648370">
            <text:p>99086483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663165">
            <text:p>99086631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740595">
            <text:p>99087405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807666">
            <text:p>9908807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08984498">
            <text:p>99089844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0246990">
            <text:p>9910246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103083">
            <text:p>99121030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111580">
            <text:p>99121115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162080">
            <text:p>99121620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222090">
            <text:p>99122220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348437">
            <text:p>99123484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348450">
            <text:p>99123484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490740">
            <text:p>99124907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616332">
            <text:p>9912616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789861">
            <text:p>99127898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847262">
            <text:p>99128472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889423">
            <text:p>99128894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942050">
            <text:p>99129420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2962971">
            <text:p>99129629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14073277">
            <text:p>99140732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20055688">
            <text:p>99200556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22910475">
            <text:p>99229104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22910478">
            <text:p>99229104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30345969">
            <text:p>99303459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30592062">
            <text:p>99305920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133400">
            <text:p>9940133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139062">
            <text:p>99401390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182524">
            <text:p>99401825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390536">
            <text:p>99403905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416274">
            <text:p>99404162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418111">
            <text:p>9940418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556955">
            <text:p>99405569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595271">
            <text:p>99405952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676878">
            <text:p>99406768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0687277">
            <text:p>99406872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3612562">
            <text:p>99436125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4966789">
            <text:p>9944966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5505452">
            <text:p>9945505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5505459">
            <text:p>99455054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5876817">
            <text:p>99458768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05996">
            <text:p>99480059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50209">
            <text:p>99480502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53629">
            <text:p>99480536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77815">
            <text:p>99480778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0826">
            <text:p>99480808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1143">
            <text:p>99480811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1193">
            <text:p>99480811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1199">
            <text:p>99480811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1281">
            <text:p>99480812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81285">
            <text:p>9948081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091737">
            <text:p>99480917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150333">
            <text:p>99481503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186833">
            <text:p>99481868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215607">
            <text:p>99482156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289083">
            <text:p>99482890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298294">
            <text:p>99482982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299819">
            <text:p>99482998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302133">
            <text:p>99483021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353606">
            <text:p>99483536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11099">
            <text:p>99484110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36446">
            <text:p>99484364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38055">
            <text:p>99484380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38058">
            <text:p>99484380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38385">
            <text:p>99484383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48822">
            <text:p>99484488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94000">
            <text:p>9948494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499500">
            <text:p>99484995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522048">
            <text:p>99485220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598437">
            <text:p>99485984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627850">
            <text:p>99486278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695464">
            <text:p>99486954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743366">
            <text:p>99487433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760062">
            <text:p>99487600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778835">
            <text:p>99487788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778836">
            <text:p>99487788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855643">
            <text:p>99488556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867346">
            <text:p>99488673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962024">
            <text:p>9948962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8999452">
            <text:p>9948999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10103">
            <text:p>99490101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10598">
            <text:p>99490105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12323">
            <text:p>99490123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18187">
            <text:p>99490181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25628">
            <text:p>99490256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26526">
            <text:p>99490265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53206">
            <text:p>99490532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55473">
            <text:p>99490554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57610">
            <text:p>99490576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60690">
            <text:p>99490606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65828">
            <text:p>99490658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74630">
            <text:p>99490746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078870">
            <text:p>99490788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136045">
            <text:p>99491360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171828">
            <text:p>99491718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213496">
            <text:p>99492134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214875">
            <text:p>99492148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221918">
            <text:p>99492219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233200">
            <text:p>99492332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264478">
            <text:p>99492644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320764">
            <text:p>99493207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321959">
            <text:p>99493219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324035">
            <text:p>99493240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324063">
            <text:p>99493240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353613">
            <text:p>99493536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414706">
            <text:p>99494147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420222">
            <text:p>99494202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479718">
            <text:p>99494797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499394">
            <text:p>99494993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00285">
            <text:p>9949500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09368">
            <text:p>99495093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13443">
            <text:p>99495134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37467">
            <text:p>99495374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45458">
            <text:p>99495454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50044">
            <text:p>99495500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68260">
            <text:p>99495682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91572">
            <text:p>99495915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94414">
            <text:p>99495944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597173">
            <text:p>99495971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631390">
            <text:p>99496313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645249">
            <text:p>99496452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670827">
            <text:p>99496708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672024">
            <text:p>9949672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694442">
            <text:p>99496944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701391">
            <text:p>99497013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742608">
            <text:p>99497426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746794">
            <text:p>99497467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772224">
            <text:p>99497722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841319">
            <text:p>99498413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849898">
            <text:p>9949849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869551">
            <text:p>99498695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870465">
            <text:p>99498704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890949">
            <text:p>99498909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05670">
            <text:p>99499056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49905754">
            <text:p>99499057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66554">
            <text:p>98667665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73203">
            <text:p>98667732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77855">
            <text:p>98667778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785947">
            <text:p>98667859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12323">
            <text:p>98668123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19425">
            <text:p>98668194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42794">
            <text:p>98668427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43442">
            <text:p>98668434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43774">
            <text:p>98668437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71907">
            <text:p>98668719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76250">
            <text:p>98668762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79271">
            <text:p>98668792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82323">
            <text:p>98668823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86089">
            <text:p>98668860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887939">
            <text:p>98668879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911233">
            <text:p>98669112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914554">
            <text:p>98669145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923745">
            <text:p>98669237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965712">
            <text:p>98669657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8402977">
            <text:p>98684029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8801467">
            <text:p>98688014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9260398">
            <text:p>98692603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70453332">
            <text:p>9870453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73236679">
            <text:p>98732366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73704502">
            <text:p>98737045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78032210">
            <text:p>98780322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0111024">
            <text:p>9880111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0130853">
            <text:p>9880130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1304861">
            <text:p>98813048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4013033">
            <text:p>98840130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4018494">
            <text:p>98840184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4807282">
            <text:p>98848072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4898735">
            <text:p>98848987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01353">
            <text:p>98850013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85003609">
            <text:p>98850036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432290">
            <text:p>98664322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433594">
            <text:p>98664335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465870">
            <text:p>98664658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481790">
            <text:p>98664817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08671">
            <text:p>98665086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19801">
            <text:p>98665198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23937">
            <text:p>98665239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25789">
            <text:p>9866525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26510">
            <text:p>98665265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30304">
            <text:p>98665303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37019">
            <text:p>98665370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44897">
            <text:p>98665448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49224">
            <text:p>98665492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50692">
            <text:p>98665506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52708">
            <text:p>98665527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56103">
            <text:p>98665561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56391">
            <text:p>98665563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73332">
            <text:p>9866573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77973">
            <text:p>98665779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83545">
            <text:p>98665835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598305">
            <text:p>98665983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00503">
            <text:p>98666005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01513">
            <text:p>98666015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08289">
            <text:p>98666082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10278">
            <text:p>98666102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16425">
            <text:p>98666164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44608">
            <text:p>98666446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45993">
            <text:p>98666459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51167">
            <text:p>98666511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54097">
            <text:p>98666540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54179">
            <text:p>98666541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70007">
            <text:p>98666700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83157">
            <text:p>98666831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683631">
            <text:p>98666836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61145">
            <text:p>98499611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73439">
            <text:p>98499734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74361">
            <text:p>98499743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84723">
            <text:p>98499847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84724">
            <text:p>9849984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84736">
            <text:p>98499847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91029">
            <text:p>98499910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96298">
            <text:p>98499962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0009968">
            <text:p>98600099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07805">
            <text:p>98660078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09968">
            <text:p>98660099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15461">
            <text:p>98660154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18577">
            <text:p>98660185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22301">
            <text:p>98660223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22944">
            <text:p>98660229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28437">
            <text:p>98660284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38899">
            <text:p>98660388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73595">
            <text:p>98660735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80969">
            <text:p>98660809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92833">
            <text:p>98660928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097588">
            <text:p>98660975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04186">
            <text:p>98661041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04914">
            <text:p>98661049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05652">
            <text:p>98661056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07708">
            <text:p>98661077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07709">
            <text:p>98661077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19459">
            <text:p>98661194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21282">
            <text:p>98661212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22228">
            <text:p>98661222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22278">
            <text:p>98661222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24212">
            <text:p>98661242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29029">
            <text:p>98661290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30610">
            <text:p>98661306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32638">
            <text:p>98661326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37946">
            <text:p>98661379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61130">
            <text:p>98661611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66477">
            <text:p>98661664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83077">
            <text:p>98661830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86249">
            <text:p>98661862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87955">
            <text:p>98661879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192895">
            <text:p>98661928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16050">
            <text:p>98662160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30348">
            <text:p>98662303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47627">
            <text:p>98662476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66248144">
            <text:p>98662481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59635">
            <text:p>98496596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60154">
            <text:p>98496601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74684">
            <text:p>98496746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96921">
            <text:p>98496969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96923">
            <text:p>98496969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11363">
            <text:p>9849711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20499">
            <text:p>98497204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33295">
            <text:p>98497332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42726">
            <text:p>98497427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45056">
            <text:p>98497450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45309">
            <text:p>98497453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45393">
            <text:p>98497453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78411">
            <text:p>98497784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95245">
            <text:p>98497952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96373">
            <text:p>98497963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798452">
            <text:p>9849798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02891">
            <text:p>98498028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03187">
            <text:p>98498031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03696">
            <text:p>98498036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08256">
            <text:p>98498082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19600">
            <text:p>98498196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48281">
            <text:p>98498482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71869">
            <text:p>98498718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75958">
            <text:p>98498759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884736">
            <text:p>98498847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01360">
            <text:p>98499013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08520">
            <text:p>98499085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09681">
            <text:p>98499096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14899">
            <text:p>98499148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944995">
            <text:p>98499449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51440">
            <text:p>9849551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54945">
            <text:p>98495549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58923">
            <text:p>98495589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66669">
            <text:p>98495666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70856">
            <text:p>98495708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74838">
            <text:p>98495748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85387">
            <text:p>98495853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90381">
            <text:p>98495903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91921">
            <text:p>98495919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95731">
            <text:p>98495957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07392">
            <text:p>98496073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08103">
            <text:p>98496081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12837">
            <text:p>98496128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21310">
            <text:p>98496213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36845">
            <text:p>98496368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36918">
            <text:p>98496369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46750">
            <text:p>98496467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648185">
            <text:p>98496481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87771">
            <text:p>98493877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06863">
            <text:p>98494068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31022">
            <text:p>98494310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33124">
            <text:p>98494331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40605">
            <text:p>98494406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53870">
            <text:p>98494538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55724">
            <text:p>9849455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57285">
            <text:p>9849457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59674">
            <text:p>98494596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79688">
            <text:p>98494796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79777">
            <text:p>98494797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86131">
            <text:p>98494861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86488">
            <text:p>98494864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91380">
            <text:p>98494913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94799">
            <text:p>98494947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96008">
            <text:p>98494960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499850">
            <text:p>98494998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02940">
            <text:p>98495029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11836">
            <text:p>98495118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11868">
            <text:p>98495118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12454">
            <text:p>98495124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17285">
            <text:p>9849517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31102">
            <text:p>98495311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43330">
            <text:p>98495433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548998">
            <text:p>98495489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3372">
            <text:p>98490333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4357">
            <text:p>98490343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4773">
            <text:p>98490347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7410">
            <text:p>98490374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42127">
            <text:p>98490421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48576">
            <text:p>98490485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51932">
            <text:p>98490519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56398">
            <text:p>98490563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56731">
            <text:p>98490567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58280">
            <text:p>98490582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68468">
            <text:p>98490684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78453">
            <text:p>98490784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93234">
            <text:p>98490932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96832">
            <text:p>98490968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98367">
            <text:p>98490983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99968">
            <text:p>98490999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00940">
            <text:p>98491009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07138">
            <text:p>98491071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10102">
            <text:p>98491101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15223">
            <text:p>98491152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19708">
            <text:p>98491197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23015">
            <text:p>98491230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24675">
            <text:p>98491246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64361">
            <text:p>98491643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66081">
            <text:p>98491660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67919">
            <text:p>98491679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84855">
            <text:p>98491848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194172">
            <text:p>98491941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04644">
            <text:p>98492046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08717">
            <text:p>98492087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08718">
            <text:p>98492087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14239">
            <text:p>98492142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23805">
            <text:p>98492238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28513">
            <text:p>98492285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31160">
            <text:p>9849231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45532">
            <text:p>98492455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47667">
            <text:p>98492476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54650">
            <text:p>98492546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58909">
            <text:p>98492589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65453">
            <text:p>98492654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69436">
            <text:p>98492694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78494">
            <text:p>98492784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80361">
            <text:p>98492803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82936">
            <text:p>98492829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94867">
            <text:p>98492948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299245">
            <text:p>98492992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00211">
            <text:p>98493002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03461">
            <text:p>98493034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14467">
            <text:p>98493144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21413">
            <text:p>98493214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23498">
            <text:p>98493234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24242">
            <text:p>9849324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29938">
            <text:p>98493299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38943">
            <text:p>98493389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42517">
            <text:p>98493425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44060">
            <text:p>98493440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351099">
            <text:p>98493510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88034">
            <text:p>98486880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92489">
            <text:p>98486924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728973">
            <text:p>98487289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784739">
            <text:p>98487847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06050">
            <text:p>98488060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38026">
            <text:p>98488380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44936">
            <text:p>98488449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47400">
            <text:p>9848847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49400">
            <text:p>9848849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51654">
            <text:p>98488516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62829">
            <text:p>98488628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77801">
            <text:p>98488778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80243">
            <text:p>98488802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86132">
            <text:p>98488861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899052">
            <text:p>98488990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04910">
            <text:p>98489049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05357">
            <text:p>98489053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07676">
            <text:p>98489076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32090">
            <text:p>98489320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44666">
            <text:p>9848944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58534">
            <text:p>98489585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81817">
            <text:p>98489818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82767">
            <text:p>98489827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998404">
            <text:p>98489984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02125">
            <text:p>98490021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03539">
            <text:p>98490035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06026">
            <text:p>98490060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3392">
            <text:p>98490133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3524">
            <text:p>98490135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4365">
            <text:p>98490143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4819">
            <text:p>98490148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4910">
            <text:p>98490149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19517">
            <text:p>98490195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21288">
            <text:p>98490212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26868">
            <text:p>98490268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0150">
            <text:p>98490301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0927">
            <text:p>98490309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1092">
            <text:p>98490310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9031827">
            <text:p>98490318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418832">
            <text:p>98484188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466730">
            <text:p>98484667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545303">
            <text:p>98485453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564622">
            <text:p>98485646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566332">
            <text:p>9848566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583189">
            <text:p>98485831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04488">
            <text:p>98486044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55350">
            <text:p>98486553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57375">
            <text:p>98486573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58034">
            <text:p>98486580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62824">
            <text:p>98486628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662829">
            <text:p>98486628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99705">
            <text:p>98481997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263070">
            <text:p>98482630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265761">
            <text:p>98482657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266332">
            <text:p>9848266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284366">
            <text:p>98482843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30116">
            <text:p>98483301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50541">
            <text:p>98483505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57647">
            <text:p>98483576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60266">
            <text:p>98483602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70111">
            <text:p>9848370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84598">
            <text:p>98483845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86879">
            <text:p>98483868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86909">
            <text:p>98483869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389686">
            <text:p>98483896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21208">
            <text:p>98481212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25184">
            <text:p>98481251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28662">
            <text:p>98481286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29304">
            <text:p>98481293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39696">
            <text:p>98481396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49939">
            <text:p>98481499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52746">
            <text:p>98481527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60585">
            <text:p>98481605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80139">
            <text:p>98481801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89285">
            <text:p>9848189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686999188">
            <text:p>86869991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12779348">
            <text:p>87127793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54544240">
            <text:p>87545442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54570880">
            <text:p>87545708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90000092">
            <text:p>87900000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90011291">
            <text:p>87900112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90111665">
            <text:p>87901116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90374200">
            <text:p>87903742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790693943">
            <text:p>87906939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01106767">
            <text:p>88011067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29282567">
            <text:p>88292825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49934">
            <text:p>98480499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58184">
            <text:p>98480581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68967">
            <text:p>98480689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70958">
            <text:p>98480709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71807">
            <text:p>98480718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72917">
            <text:p>98480729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79636">
            <text:p>98480796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81436">
            <text:p>98480814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84471">
            <text:p>98480844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1154">
            <text:p>98480911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1555">
            <text:p>9848091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3342">
            <text:p>98480933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3636">
            <text:p>98480936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7988">
            <text:p>98480979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9461">
            <text:p>98480994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99462">
            <text:p>98480994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112048">
            <text:p>98481120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5736374">
            <text:p>95057363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33304110">
            <text:p>95333041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33468776">
            <text:p>95334687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35667891">
            <text:p>95356678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35667981">
            <text:p>95356679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42387247">
            <text:p>95423872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42707572">
            <text:p>95427075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42757668">
            <text:p>95427576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43035235">
            <text:p>95430352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006728">
            <text:p>95500067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120606">
            <text:p>95501206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235838">
            <text:p>95502358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391122">
            <text:p>95503911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406805">
            <text:p>95504068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499985">
            <text:p>95504999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573517">
            <text:p>95505735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701695">
            <text:p>95507016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0866261">
            <text:p>95508662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3586170">
            <text:p>95535861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55096261">
            <text:p>95550962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60694545">
            <text:p>95606945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66145546">
            <text:p>95661455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023980">
            <text:p>95730239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290511">
            <text:p>95732905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372801">
            <text:p>95733728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637559">
            <text:p>95736375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665544">
            <text:p>95736655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439108">
            <text:p>94924391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675627">
            <text:p>94926756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675827">
            <text:p>94926758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849490">
            <text:p>94928494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863705">
            <text:p>94928637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916577">
            <text:p>94929165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922356">
            <text:p>94929223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922474">
            <text:p>94929224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129879">
            <text:p>94931298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129920">
            <text:p>94931299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184363">
            <text:p>9493184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326907">
            <text:p>94933269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408564">
            <text:p>94934085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409743">
            <text:p>94934097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411039">
            <text:p>94934110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905931">
            <text:p>94939059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962886">
            <text:p>94939628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974448">
            <text:p>94939744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3977242">
            <text:p>9493977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228412">
            <text:p>94942284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236316">
            <text:p>94942363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241465">
            <text:p>94942414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337169">
            <text:p>94943371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480099">
            <text:p>94944800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4541259">
            <text:p>94945412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6121431">
            <text:p>94961214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8129304">
            <text:p>94981293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0046610">
            <text:p>95000466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0145124">
            <text:p>95001451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079354">
            <text:p>95020793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140398">
            <text:p>95021403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149190">
            <text:p>95021491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481692">
            <text:p>95024816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560153">
            <text:p>95025601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623379">
            <text:p>95026233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638139">
            <text:p>95026381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676968">
            <text:p>95026769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704570">
            <text:p>95027045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02804630">
            <text:p>95028046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826622">
            <text:p>97038266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887694">
            <text:p>97038876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000016">
            <text:p>97040000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134853">
            <text:p>9704134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171783">
            <text:p>97041717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174331">
            <text:p>97041743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175094">
            <text:p>97041750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231564">
            <text:p>97042315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299925">
            <text:p>97042999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367473">
            <text:p>97043674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403452">
            <text:p>9704403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444950">
            <text:p>97044449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486073">
            <text:p>97044860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491830">
            <text:p>97044918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532360">
            <text:p>97045323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567986">
            <text:p>97045679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740888">
            <text:p>97047408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894530">
            <text:p>97048945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894930">
            <text:p>97048949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935952">
            <text:p>97049359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947789">
            <text:p>9704947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4948496">
            <text:p>97049484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021717">
            <text:p>97050217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069233">
            <text:p>97050692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162379">
            <text:p>97051623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178659">
            <text:p>97051786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221605">
            <text:p>97052216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363332">
            <text:p>9705363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871205">
            <text:p>97058712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908611">
            <text:p>97059086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5926833">
            <text:p>97059268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11897225">
            <text:p>97118972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27741014">
            <text:p>97277410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39197195">
            <text:p>97391971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39404245">
            <text:p>97394042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41419645">
            <text:p>97414196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60710465">
            <text:p>97607104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65400046">
            <text:p>97654000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69697843">
            <text:p>97696978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69827699">
            <text:p>97698276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89858148">
            <text:p>97898581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89967697">
            <text:p>97899676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91952451">
            <text:p>97919524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91952541">
            <text:p>97919525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18999539">
            <text:p>98189995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19690049">
            <text:p>98196900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034070">
            <text:p>98200340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109184">
            <text:p>98201091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113352">
            <text:p>98201133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370594">
            <text:p>98203705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447950">
            <text:p>98204479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549254">
            <text:p>98205492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887182">
            <text:p>98208871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20930947">
            <text:p>98209309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0044033">
            <text:p>98300440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2453071">
            <text:p>98324530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3112320">
            <text:p>98331123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3507279">
            <text:p>98335072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3701710">
            <text:p>98337017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33811122">
            <text:p>98338111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022837">
            <text:p>98400228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039424">
            <text:p>9840039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315165">
            <text:p>98403151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365751">
            <text:p>98403657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564634">
            <text:p>98405646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731611">
            <text:p>98407316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856022">
            <text:p>98408560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907122">
            <text:p>98409071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0911745">
            <text:p>98409117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1836792">
            <text:p>98418367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2476800">
            <text:p>98424768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3111406">
            <text:p>98431114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4034911">
            <text:p>98440349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5367560">
            <text:p>98453675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5595093">
            <text:p>98455950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5625358">
            <text:p>98456253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7030927">
            <text:p>98470309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07128">
            <text:p>98480071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1160">
            <text:p>9848011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1171">
            <text:p>98480111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2593">
            <text:p>98480125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2874">
            <text:p>98480128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4050">
            <text:p>98480140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4194">
            <text:p>98480141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7681">
            <text:p>98480176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19990">
            <text:p>9848019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2990">
            <text:p>9848022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4789">
            <text:p>9848024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7397">
            <text:p>98480273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7897">
            <text:p>98480278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8145">
            <text:p>98480281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29176">
            <text:p>98480291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30750">
            <text:p>98480307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32529">
            <text:p>98480325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34456">
            <text:p>98480344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35079">
            <text:p>98480350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39139">
            <text:p>98480391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848040981">
            <text:p>98480409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665574">
            <text:p>95736655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704502">
            <text:p>95737045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704503">
            <text:p>95737045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715567">
            <text:p>95737155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718589">
            <text:p>95737185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73957040">
            <text:p>95739570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81749093">
            <text:p>95817490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81884242">
            <text:p>9581884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81990301">
            <text:p>95819903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81990302">
            <text:p>95819903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81990305">
            <text:p>95819903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94002947">
            <text:p>95940029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97599852">
            <text:p>95975998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599179259">
            <text:p>95991792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00007008">
            <text:p>96000070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00054987">
            <text:p>96000549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03069282">
            <text:p>96030692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03159012">
            <text:p>96031590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03988104">
            <text:p>96039881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030555">
            <text:p>9618030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065691">
            <text:p>96180656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067003">
            <text:p>96180670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070238">
            <text:p>96180702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070273">
            <text:p>96180702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209510">
            <text:p>96182095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220533">
            <text:p>96182205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296189">
            <text:p>96182961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404025">
            <text:p>96184040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404625">
            <text:p>96184046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412349">
            <text:p>96184123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442981">
            <text:p>96184429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490441">
            <text:p>96184904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535263">
            <text:p>96185352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571123">
            <text:p>96185711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616416">
            <text:p>96186164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617616">
            <text:p>96186176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666629">
            <text:p>96186666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712214">
            <text:p>96187122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827407">
            <text:p>96188274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893422">
            <text:p>96188934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8990111">
            <text:p>9618990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19194886">
            <text:p>96191948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28929520">
            <text:p>96289295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0102495">
            <text:p>96401024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0131924">
            <text:p>96401319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0695596">
            <text:p>96406955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001002">
            <text:p>96420010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144779">
            <text:p>96421447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148748">
            <text:p>96421487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259420">
            <text:p>96422594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293052">
            <text:p>96422930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328074">
            <text:p>96423280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418469">
            <text:p>96424184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2999395">
            <text:p>96429993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43359420">
            <text:p>96433594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018296">
            <text:p>96520182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022123">
            <text:p>96520221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111780">
            <text:p>96521117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189898">
            <text:p>9652189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227879">
            <text:p>96522278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300032">
            <text:p>96523000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388405">
            <text:p>96523884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547727">
            <text:p>96525477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567690">
            <text:p>96525676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2933350">
            <text:p>96529333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5592303">
            <text:p>96555923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57043701">
            <text:p>96570437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5413412">
            <text:p>96654134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415844">
            <text:p>96664158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485010">
            <text:p>96664850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595375">
            <text:p>96665953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10898">
            <text:p>9666610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15531">
            <text:p>96666155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40388">
            <text:p>96666403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71121">
            <text:p>96666711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81530">
            <text:p>96666815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688021">
            <text:p>96666880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66975587">
            <text:p>96669755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289371">
            <text:p>96762893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323339">
            <text:p>96763233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333868">
            <text:p>96763338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575972">
            <text:p>96765759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575973">
            <text:p>96765759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609876">
            <text:p>96766098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752424">
            <text:p>9676752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983000">
            <text:p>9676983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6994294">
            <text:p>96769942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77123888">
            <text:p>96771238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686578995">
            <text:p>96865789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0199101">
            <text:p>97001991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0450045">
            <text:p>97004500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0522155">
            <text:p>97005221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0884795">
            <text:p>97008847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042000">
            <text:p>9701042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054159">
            <text:p>97010541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058691">
            <text:p>97010586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060772">
            <text:p>97010607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061789">
            <text:p>9701061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182228">
            <text:p>97011822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213500">
            <text:p>97012135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234634">
            <text:p>97012346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236285">
            <text:p>9701236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300202">
            <text:p>97013002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370006">
            <text:p>97013700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370185">
            <text:p>97013701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372805">
            <text:p>97013728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445857">
            <text:p>97014458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488861">
            <text:p>97014888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518641">
            <text:p>97015186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542662">
            <text:p>97015426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552936">
            <text:p>97015529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554646">
            <text:p>97015546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653111">
            <text:p>9701653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736791">
            <text:p>97017367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796898">
            <text:p>9701796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837815">
            <text:p>97018378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877629">
            <text:p>97018776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1894006">
            <text:p>97018940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020725">
            <text:p>97030207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135429">
            <text:p>97031354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189990">
            <text:p>9703189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330970">
            <text:p>97033309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355077">
            <text:p>97033550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500513">
            <text:p>97035005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533751">
            <text:p>97035337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592693">
            <text:p>97035926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609708">
            <text:p>97036097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677191">
            <text:p>97036771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703799332">
            <text:p>9703799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886467">
            <text:p>94418864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02096">
            <text:p>94419020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15539">
            <text:p>94419155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24345">
            <text:p>94419243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26817">
            <text:p>94419268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26930">
            <text:p>94419269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27160">
            <text:p>9441927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999923">
            <text:p>94419999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2160363">
            <text:p>9442160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2630340">
            <text:p>94426303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3453461">
            <text:p>94434534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3470481">
            <text:p>94434704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3806086">
            <text:p>94438060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025452">
            <text:p>9444025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025482">
            <text:p>94440254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084945">
            <text:p>94440849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253223">
            <text:p>94442532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400464">
            <text:p>94444004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806505">
            <text:p>94448065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4920451">
            <text:p>94449204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5122160">
            <text:p>9445122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5264853">
            <text:p>9445264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5665838">
            <text:p>94456658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6692799">
            <text:p>94466927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7116652">
            <text:p>94471166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7718420">
            <text:p>94477184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7972252">
            <text:p>94479722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8062865">
            <text:p>94480628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8124263">
            <text:p>94481242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8515541">
            <text:p>94485155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9477657">
            <text:p>94494776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9813590">
            <text:p>94498135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51222920">
            <text:p>94512229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73665544">
            <text:p>94736655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77008444">
            <text:p>94770084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80026042">
            <text:p>94800260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80489739">
            <text:p>94804897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81803039">
            <text:p>94818030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81806749">
            <text:p>94818067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004218">
            <text:p>94900042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015333">
            <text:p>94900153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044545">
            <text:p>94900445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079770">
            <text:p>94900797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09301">
            <text:p>94901093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1677">
            <text:p>94901116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5485">
            <text:p>94901154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7235">
            <text:p>94901172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8328">
            <text:p>94901183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8581">
            <text:p>94901185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18808">
            <text:p>94901188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20097">
            <text:p>94901200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34044">
            <text:p>94901340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35959">
            <text:p>94901359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44579">
            <text:p>94901445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54385">
            <text:p>94901543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67523">
            <text:p>94901675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73047">
            <text:p>94901730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73177">
            <text:p>94901731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191520">
            <text:p>94901915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203399">
            <text:p>94902033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233883">
            <text:p>94902338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233928">
            <text:p>94902339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09968">
            <text:p>94903099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13646">
            <text:p>94903136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78113">
            <text:p>94903781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80304">
            <text:p>94903803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81348">
            <text:p>94903813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393675">
            <text:p>94903936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420241">
            <text:p>94904202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425470">
            <text:p>94904254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451557">
            <text:p>94904515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469072">
            <text:p>94904690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503666">
            <text:p>9490503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515254">
            <text:p>94905152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651310">
            <text:p>94906513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669922">
            <text:p>9490669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682497">
            <text:p>94906824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46122">
            <text:p>94907461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46471">
            <text:p>94907464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53285">
            <text:p>9490753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92381">
            <text:p>94907923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94916">
            <text:p>94907949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96920">
            <text:p>94907969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797693">
            <text:p>94907976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803145">
            <text:p>94908031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805219">
            <text:p>94908052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808201">
            <text:p>94908082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839414">
            <text:p>94908394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36012">
            <text:p>94909360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36866">
            <text:p>94909368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37420">
            <text:p>94909374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41189">
            <text:p>94909411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57705">
            <text:p>94909577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0988158">
            <text:p>94909881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045413">
            <text:p>94910454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211325">
            <text:p>94912113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211326">
            <text:p>94912113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233445">
            <text:p>94912334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379863">
            <text:p>94913798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382893">
            <text:p>94913828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489795">
            <text:p>94914897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577660">
            <text:p>94915776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869249">
            <text:p>94918692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870313">
            <text:p>94918703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877258">
            <text:p>94918772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1882657">
            <text:p>94918826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030655">
            <text:p>94920306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033913">
            <text:p>94920339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080606">
            <text:p>94920806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095524">
            <text:p>94920955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423849">
            <text:p>94924238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427743">
            <text:p>94924277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92427757">
            <text:p>94924277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41396">
            <text:p>94412413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55584">
            <text:p>94412555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58233">
            <text:p>94412582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60762">
            <text:p>94412607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78809">
            <text:p>94412788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81191">
            <text:p>94412811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81243">
            <text:p>94412812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85742">
            <text:p>94412857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86395">
            <text:p>94412863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95880">
            <text:p>94412958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00498">
            <text:p>94413004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07558">
            <text:p>94413075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07648">
            <text:p>94413076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35433">
            <text:p>94413354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55605">
            <text:p>94413556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58659">
            <text:p>94413586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65699">
            <text:p>94413656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80454">
            <text:p>94413804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383848">
            <text:p>94413838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01404">
            <text:p>94414014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07410">
            <text:p>94414074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11266">
            <text:p>94414112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21424">
            <text:p>9441421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22454">
            <text:p>94414224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36382">
            <text:p>94414363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55178">
            <text:p>94414551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55570">
            <text:p>94414555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82426">
            <text:p>94414824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86510">
            <text:p>94414865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91616">
            <text:p>94414916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96512">
            <text:p>94414965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96622">
            <text:p>94414966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498822">
            <text:p>94414988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541590">
            <text:p>94415415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578558">
            <text:p>94415785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583808">
            <text:p>94415838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635141">
            <text:p>94416351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696655">
            <text:p>94416966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32708">
            <text:p>94408327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33722">
            <text:p>94408337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35640">
            <text:p>94408356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47401">
            <text:p>94408474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50422">
            <text:p>94408504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87188">
            <text:p>94408871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94282">
            <text:p>94408942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96504">
            <text:p>94408965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97077">
            <text:p>94408970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97508">
            <text:p>94408975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97902">
            <text:p>94408979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908905">
            <text:p>94409089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909900">
            <text:p>94409099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944309">
            <text:p>94409443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948333">
            <text:p>94409483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996982">
            <text:p>94409969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038423">
            <text:p>94410384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038954">
            <text:p>94410389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055618">
            <text:p>94410556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057788">
            <text:p>94410577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063844">
            <text:p>94410638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03761">
            <text:p>94411037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04405">
            <text:p>94411044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04583">
            <text:p>94411045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08209">
            <text:p>94411082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15915">
            <text:p>94411159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25747">
            <text:p>94411257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26940">
            <text:p>94411269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85093">
            <text:p>94411850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85993">
            <text:p>94411859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89285">
            <text:p>94411892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189400">
            <text:p>9441189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06408">
            <text:p>94412064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07723">
            <text:p>94412077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10218">
            <text:p>94412102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10536">
            <text:p>94412105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10794">
            <text:p>94412107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10994">
            <text:p>94412109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15823">
            <text:p>94412158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26034">
            <text:p>94412260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31633">
            <text:p>94412316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36068">
            <text:p>94412360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1237603">
            <text:p>94412376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02186">
            <text:p>92462021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03520">
            <text:p>92462035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06379">
            <text:p>92462063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08689">
            <text:p>92462086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14763">
            <text:p>92462147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19590">
            <text:p>92462195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42878">
            <text:p>92462428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64776">
            <text:p>92462647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66429">
            <text:p>92462664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87596">
            <text:p>92462875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92688">
            <text:p>92462926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292699">
            <text:p>92462926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48214">
            <text:p>92463482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53950">
            <text:p>92463539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55112">
            <text:p>92463551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64558">
            <text:p>92463645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67703">
            <text:p>92463677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68207">
            <text:p>92463682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379463">
            <text:p>92463794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07834">
            <text:p>92465078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07871">
            <text:p>92465078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08023">
            <text:p>92465080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09045">
            <text:p>92465090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21389">
            <text:p>92465213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24570">
            <text:p>92465245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29045">
            <text:p>92465290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29781">
            <text:p>92465297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34739">
            <text:p>92465347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40797">
            <text:p>92465407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44332">
            <text:p>9246544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63328">
            <text:p>92465633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79770">
            <text:p>92465797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90273">
            <text:p>92465902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591534">
            <text:p>92465915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810674">
            <text:p>92468106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878433">
            <text:p>92468784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887846">
            <text:p>92468878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123967">
            <text:p>92471239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140964">
            <text:p>92471409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147162">
            <text:p>92471471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164362">
            <text:p>92471643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248530">
            <text:p>92472485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265390">
            <text:p>92472653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278195">
            <text:p>92472781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323417">
            <text:p>92473234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333922">
            <text:p>9247333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394628">
            <text:p>92473946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24494">
            <text:p>92474244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33137">
            <text:p>92474331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50503">
            <text:p>92474505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59838">
            <text:p>92474598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60587">
            <text:p>92474605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60589">
            <text:p>92474605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68265">
            <text:p>92474682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497075">
            <text:p>9247497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626820">
            <text:p>92476268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631412">
            <text:p>92476314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772224">
            <text:p>92477722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776679">
            <text:p>92477766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7792406">
            <text:p>92477924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8179488">
            <text:p>92481794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8382160">
            <text:p>9248382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8383160">
            <text:p>92483831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0114683">
            <text:p>92901146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0142863">
            <text:p>92901428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0453416">
            <text:p>92904534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0605856">
            <text:p>92906058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0699624">
            <text:p>92906996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1256059">
            <text:p>92912560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1344935">
            <text:p>92913449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1498435">
            <text:p>92914984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1673133">
            <text:p>92916731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3553926">
            <text:p>92935539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3809107">
            <text:p>92938091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3959555">
            <text:p>9293959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5757445">
            <text:p>92957574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5759445">
            <text:p>92957594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5805700">
            <text:p>92958057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6605856">
            <text:p>92966058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6909818">
            <text:p>92969098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7359748">
            <text:p>92973597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9450079">
            <text:p>92994500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9806259">
            <text:p>92998062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99998955">
            <text:p>92999989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01024534">
            <text:p>93010245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01384340">
            <text:p>93013843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20892297">
            <text:p>93208922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25157317">
            <text:p>93251573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34801155">
            <text:p>93348011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1665309">
            <text:p>93416653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201802">
            <text:p>93462018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237144">
            <text:p>93462371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241802">
            <text:p>93462418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251914">
            <text:p>93462519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263748">
            <text:p>93462637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363317">
            <text:p>93463633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462294">
            <text:p>93464622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495828">
            <text:p>93464958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635808">
            <text:p>93466358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651666">
            <text:p>9346651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655002">
            <text:p>93466550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669919">
            <text:p>93466699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692798">
            <text:p>93466927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861140">
            <text:p>93468611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887374">
            <text:p>93468873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6909443">
            <text:p>93469094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000123">
            <text:p>93470001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001250">
            <text:p>93470012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010029">
            <text:p>93470100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064844">
            <text:p>93470648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085044">
            <text:p>93470850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200100">
            <text:p>93472001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220201">
            <text:p>93472202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236210">
            <text:p>93472362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236377">
            <text:p>93472363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278228">
            <text:p>93472782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307746">
            <text:p>93473077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377969">
            <text:p>93473779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410041">
            <text:p>93474100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477799">
            <text:p>93474777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497444">
            <text:p>93474974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517315">
            <text:p>93475173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519532">
            <text:p>93475195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532436">
            <text:p>93475324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893787">
            <text:p>93478937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7945032">
            <text:p>93479450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8011550">
            <text:p>93480115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8180001">
            <text:p>93481800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8228815">
            <text:p>93482288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119119">
            <text:p>90001191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132830">
            <text:p>90001328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143592">
            <text:p>90001435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179112">
            <text:p>90001791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189090">
            <text:p>90001890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30036">
            <text:p>90002300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31567">
            <text:p>90002315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33317">
            <text:p>90002333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41897">
            <text:p>90002418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46741">
            <text:p>90002467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64651">
            <text:p>90002646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288847">
            <text:p>90002888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301409">
            <text:p>90003014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320456">
            <text:p>90003204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345474">
            <text:p>90003454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400171">
            <text:p>90004001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533363">
            <text:p>9000533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606578">
            <text:p>90006065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679995">
            <text:p>90006799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699753">
            <text:p>90006997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722724">
            <text:p>9000722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755163">
            <text:p>90007551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791936">
            <text:p>90007919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803430">
            <text:p>90008034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808561">
            <text:p>90008085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825035">
            <text:p>90008250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879555">
            <text:p>9000879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33789">
            <text:p>9000933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55485">
            <text:p>90009554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62111">
            <text:p>9000962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93614">
            <text:p>90009936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99208">
            <text:p>90009992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999325">
            <text:p>90009993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3075384">
            <text:p>90030753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3079592">
            <text:p>90030795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3092225">
            <text:p>90030922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4081585">
            <text:p>90040815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8033051">
            <text:p>90080330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148299">
            <text:p>90101482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163499">
            <text:p>90101634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199225">
            <text:p>90101992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199227">
            <text:p>90101992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222280">
            <text:p>90102222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516499">
            <text:p>90105164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773739">
            <text:p>90107737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783842">
            <text:p>90107838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0795410">
            <text:p>90107954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4257776">
            <text:p>90142577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4335622">
            <text:p>90143356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4554010">
            <text:p>90145540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14554050">
            <text:p>90145540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29692231">
            <text:p>90296922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011666">
            <text:p>9030011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635660">
            <text:p>90306356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647493">
            <text:p>90306474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787415">
            <text:p>90307874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837390">
            <text:p>90308373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845756">
            <text:p>90308457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871606">
            <text:p>90308716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875930">
            <text:p>90308759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0979116">
            <text:p>90309791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000648">
            <text:p>90320006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000761">
            <text:p>90320007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000764">
            <text:p>90320007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000801">
            <text:p>90320008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012555">
            <text:p>9032012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155222">
            <text:p>90321552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336342">
            <text:p>90323363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479602">
            <text:p>90324796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647172">
            <text:p>903264717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32690646">
            <text:p>90326906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43043906">
            <text:p>90430439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47051450">
            <text:p>90470514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49998375">
            <text:p>90499983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018704">
            <text:p>90520187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040077">
            <text:p>90520400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146530">
            <text:p>90521465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220076">
            <text:p>90522200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220410">
            <text:p>90522204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288735">
            <text:p>90522887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330076">
            <text:p>905233007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395030">
            <text:p>90523950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440500">
            <text:p>90524405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460002">
            <text:p>90524600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583727">
            <text:p>90525837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779563">
            <text:p>90527795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898203">
            <text:p>90528982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52944400">
            <text:p>9052944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92643713">
            <text:p>90926437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99999999">
            <text:p>90999999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33338480">
            <text:p>91333384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33466015">
            <text:p>91334660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33817767">
            <text:p>91338177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03998">
            <text:p>91600039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06566">
            <text:p>91600065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45994">
            <text:p>91600459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48008">
            <text:p>91600480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71888">
            <text:p>91600718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088170">
            <text:p>91600881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115474">
            <text:p>91601154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175150">
            <text:p>91601751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0817700">
            <text:p>80008177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2119925">
            <text:p>80021199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003680">
            <text:p>80080036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003735">
            <text:p>80080037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052424">
            <text:p>8008052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086699">
            <text:p>80080866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119925">
            <text:p>80081199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211775">
            <text:p>80082117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278789">
            <text:p>8008278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299801">
            <text:p>80082998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376259">
            <text:p>80083762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405551">
            <text:p>80084055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444004">
            <text:p>80084440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445916">
            <text:p>80084459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477339">
            <text:p>80084773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507407">
            <text:p>80085074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552135">
            <text:p>80085521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566641">
            <text:p>80085666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570307">
            <text:p>80085703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885216">
            <text:p>80088852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888580">
            <text:p>80088885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963111">
            <text:p>8008963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08976668">
            <text:p>80089766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102393">
            <text:p>80191023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164713">
            <text:p>80191647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282887">
            <text:p>801928288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553401">
            <text:p>80195534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562785">
            <text:p>80195627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19868873">
            <text:p>80198688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96662009">
            <text:p>80966620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97445440">
            <text:p>8097445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099511028">
            <text:p>80995110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090379">
            <text:p>81060903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257844">
            <text:p>81062578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526223">
            <text:p>81065262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543152">
            <text:p>81065431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568042">
            <text:p>81065680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607999">
            <text:p>81066079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665782">
            <text:p>81066657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809061">
            <text:p>81068090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855656">
            <text:p>81068556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893640">
            <text:p>81068936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06999346">
            <text:p>81069993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1004202">
            <text:p>81210042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1275203">
            <text:p>81212752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1621149">
            <text:p>81216211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1990329">
            <text:p>81219903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5989346">
            <text:p>81259893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29657159">
            <text:p>81296571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30664111">
            <text:p>8130664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2200273">
            <text:p>81422002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2201540">
            <text:p>81422015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2392019">
            <text:p>81423920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2576151">
            <text:p>81425761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2655655">
            <text:p>81426556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3419354">
            <text:p>81434193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48288718">
            <text:p>81482887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72576151">
            <text:p>81725761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79795886">
            <text:p>81797958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179974724">
            <text:p>8179974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330944378">
            <text:p>83309443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341215339">
            <text:p>83412153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341233111">
            <text:p>83412331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374485975">
            <text:p>83744859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374847819">
            <text:p>83748478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500112325">
            <text:p>85001123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500121926">
            <text:p>85001219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500552340">
            <text:p>85005523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44640">
            <text:p>94403446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46283">
            <text:p>94403462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57933">
            <text:p>94403579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65726">
            <text:p>94403657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83552">
            <text:p>94403835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84134">
            <text:p>94403841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86363">
            <text:p>9440386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07570">
            <text:p>94404075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63752">
            <text:p>94404637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64449">
            <text:p>94404644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77657">
            <text:p>94404776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86747">
            <text:p>944048674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87009">
            <text:p>94404870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87828">
            <text:p>94404878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95724">
            <text:p>9440495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499923">
            <text:p>94404999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23837">
            <text:p>94405238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30521">
            <text:p>94405305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31243">
            <text:p>94405312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37048">
            <text:p>94405370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37648">
            <text:p>94405376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38791">
            <text:p>94405387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45854">
            <text:p>94405458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46238">
            <text:p>94405462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60604">
            <text:p>94405606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61031">
            <text:p>94405610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595666">
            <text:p>94405956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03232">
            <text:p>94406032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30043">
            <text:p>94406300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30477">
            <text:p>94406304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37828">
            <text:p>94406378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38283">
            <text:p>94406382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47145">
            <text:p>94406471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51870">
            <text:p>94406518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58205">
            <text:p>94406582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63938">
            <text:p>94406639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64873">
            <text:p>94406648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66055">
            <text:p>94406660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67822">
            <text:p>94406678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78332">
            <text:p>94406783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80225">
            <text:p>94406802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89858">
            <text:p>94406898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97057">
            <text:p>94406970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698679">
            <text:p>94406986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11950">
            <text:p>94407119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12901">
            <text:p>94407129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17075">
            <text:p>9440717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18632">
            <text:p>9440718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22021">
            <text:p>94407220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22990">
            <text:p>9440722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23875">
            <text:p>94407238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1289">
            <text:p>94407412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1984">
            <text:p>94407419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5013">
            <text:p>94407450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5550">
            <text:p>94407455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8978">
            <text:p>94407489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49700">
            <text:p>94407497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60911">
            <text:p>94407609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64258">
            <text:p>94407642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64614">
            <text:p>94407646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68292">
            <text:p>94407682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75011">
            <text:p>94407750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84242">
            <text:p>9440784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89565">
            <text:p>94407895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93920">
            <text:p>94407939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797258">
            <text:p>94407972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15227">
            <text:p>94408152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17015">
            <text:p>94408170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822385">
            <text:p>94408223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0835">
            <text:p>94400508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1915">
            <text:p>94400519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2517">
            <text:p>94400525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2880">
            <text:p>94400528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5632">
            <text:p>9440055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7373">
            <text:p>94400573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7964">
            <text:p>94400579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66755">
            <text:p>94400667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67150">
            <text:p>94400671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67416">
            <text:p>94400674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72717">
            <text:p>94400727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82579">
            <text:p>94400825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84112">
            <text:p>94400841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89810">
            <text:p>944008981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10182">
            <text:p>94401101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15777">
            <text:p>94401157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20496">
            <text:p>94401204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27282">
            <text:p>94401272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29496">
            <text:p>94401294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30350">
            <text:p>944013035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30505">
            <text:p>94401305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38538">
            <text:p>94401385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45066">
            <text:p>94401450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48779">
            <text:p>94401487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55618">
            <text:p>94401556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58117">
            <text:p>944015811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58686">
            <text:p>94401586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176163">
            <text:p>94401761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15509">
            <text:p>944021550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29936">
            <text:p>94402299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33863">
            <text:p>94402338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33948">
            <text:p>94402339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37356">
            <text:p>94402373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43694">
            <text:p>94402436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72113">
            <text:p>94402721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80836">
            <text:p>94402808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285198">
            <text:p>94402851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07435">
            <text:p>94403074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330986">
            <text:p>94403309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8606468">
            <text:p>93486064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49543330">
            <text:p>93495433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64203727">
            <text:p>93642037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76206849">
            <text:p>93762068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79065362">
            <text:p>937906536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81751000">
            <text:p>93817510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85087402">
            <text:p>93850874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0036452">
            <text:p>93900364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0099980">
            <text:p>93900999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0227242">
            <text:p>93902272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0801026">
            <text:p>93908010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2705">
            <text:p>93910027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3195">
            <text:p>93910031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5184">
            <text:p>939100518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7791">
            <text:p>93910077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8120">
            <text:p>93910081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8330">
            <text:p>93910083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08958">
            <text:p>93910089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10924">
            <text:p>93910109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969625">
            <text:p>89789696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037825">
            <text:p>89850378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038795">
            <text:p>898503879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040216">
            <text:p>898504021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042377">
            <text:p>89850423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417439">
            <text:p>898541743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737844">
            <text:p>89857378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752114">
            <text:p>89857521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850025">
            <text:p>89858500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850251">
            <text:p>89858502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884681">
            <text:p>89858846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970440">
            <text:p>8985970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85970480">
            <text:p>89859704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000601">
            <text:p>90000006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004281">
            <text:p>90000042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005899">
            <text:p>90000058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009812">
            <text:p>900000981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000080682">
            <text:p>900008068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39633">
            <text:p>93910396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46883">
            <text:p>93910468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47632">
            <text:p>9391047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52538">
            <text:p>939105253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57435">
            <text:p>93910574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84853">
            <text:p>93910848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095431">
            <text:p>93910954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00225">
            <text:p>93911002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03607">
            <text:p>93911036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23257">
            <text:p>93911232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23592">
            <text:p>939112359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31115">
            <text:p>93911311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67253">
            <text:p>939116725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68763">
            <text:p>93911687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199002">
            <text:p>93911990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05865">
            <text:p>93913058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13778">
            <text:p>939131377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50514">
            <text:p>93913505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66355">
            <text:p>93913663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82365">
            <text:p>93913823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384340">
            <text:p>93913843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532394">
            <text:p>93915323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564443">
            <text:p>939156444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627020">
            <text:p>93916270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672685">
            <text:p>939167268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1703607">
            <text:p>93917036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101494">
            <text:p>93921014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158235">
            <text:p>93921582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158735">
            <text:p>93921587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28988">
            <text:p>93924289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38283">
            <text:p>93924382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66105">
            <text:p>939246610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71573">
            <text:p>939247157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83874">
            <text:p>93924838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494923">
            <text:p>939249492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2665990">
            <text:p>93926659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009898">
            <text:p>939300989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021363">
            <text:p>93930213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031608">
            <text:p>93930316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202201">
            <text:p>93932022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316030">
            <text:p>93933160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316034">
            <text:p>93933160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330031">
            <text:p>939333003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339321">
            <text:p>93933393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909057">
            <text:p>93939090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3917970">
            <text:p>93939179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4272259">
            <text:p>93942722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4713867">
            <text:p>93947138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4776158">
            <text:p>93947761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4805425">
            <text:p>939480542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4888236">
            <text:p>93948882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5310013">
            <text:p>939531001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5390289">
            <text:p>93953902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5523433">
            <text:p>93955234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5528128">
            <text:p>93955281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5548191">
            <text:p>93955481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331929">
            <text:p>93963319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487826">
            <text:p>93964878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498789">
            <text:p>93964987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593399">
            <text:p>939659339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652402">
            <text:p>93966524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727279">
            <text:p>939672727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867674">
            <text:p>93968676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6934611">
            <text:p>93969346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021149">
            <text:p>939702114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155007">
            <text:p>93971550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656545">
            <text:p>93976565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874229">
            <text:p>939787422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888330">
            <text:p>93978883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969063">
            <text:p>93979690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7994040">
            <text:p>93979940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9973565">
            <text:p>939997356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9977733">
            <text:p>939997773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9992435">
            <text:p>939999243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9998155">
            <text:p>93999981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399998955">
            <text:p>93999989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00802400">
            <text:p>94008024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22744">
            <text:p>94400227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24644">
            <text:p>94400246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30144">
            <text:p>94400301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33918">
            <text:p>94400339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45083">
            <text:p>94400450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48177">
            <text:p>94400481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49545">
            <text:p>94400495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440050164">
            <text:p>944005016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300967">
            <text:p>916030096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480008">
            <text:p>916048000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547724">
            <text:p>91605477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585888">
            <text:p>916058588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0982807">
            <text:p>916098280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66660734">
            <text:p>91666607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003418">
            <text:p>91770034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288881">
            <text:p>91772888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298171">
            <text:p>917729817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346914">
            <text:p>917734691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369183">
            <text:p>917736918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384215">
            <text:p>917738421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397270">
            <text:p>91773972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401074">
            <text:p>91774010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405861">
            <text:p>91774058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433342">
            <text:p>917743334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21454">
            <text:p>917752145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22693">
            <text:p>91775226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30632">
            <text:p>917753063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30637">
            <text:p>917753063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32948">
            <text:p>917753294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596200">
            <text:p>91775962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612711">
            <text:p>917761271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613075">
            <text:p>91776130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705624">
            <text:p>91777056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774397">
            <text:p>91777743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7945596">
            <text:p>917794559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78930874">
            <text:p>917893087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181258204">
            <text:p>918125820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05777">
            <text:p>92461057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50136">
            <text:p>92461501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54991">
            <text:p>924615499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67745">
            <text:p>924616774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76320">
            <text:p>924617632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77668">
            <text:p>924617766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80189">
            <text:p>924618018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90024">
            <text:p>92461900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95686">
            <text:p>924619568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246198690">
            <text:p>924619869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207848946">
            <text:p>720784894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259811161">
            <text:p>72598111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382459263">
            <text:p>738245926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396648497">
            <text:p>73966484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416948440">
            <text:p>7416948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508056894">
            <text:p>750805689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569222944">
            <text:p>756922294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666810958">
            <text:p>766681095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001977">
            <text:p>77020019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201424">
            <text:p>770220142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206575">
            <text:p>77022065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323636">
            <text:p>77023236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477760">
            <text:p>770247776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477766">
            <text:p>770247776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533636">
            <text:p>770253363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536922">
            <text:p>77025369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661603">
            <text:p>77026616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778141">
            <text:p>770277814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850019">
            <text:p>770285001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850197">
            <text:p>77028501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870197">
            <text:p>77028701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02944552">
            <text:p>770294455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99027969">
            <text:p>77990279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99040580">
            <text:p>779904058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799818855">
            <text:p>77998188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803653334">
            <text:p>7803653334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893087427">
            <text:p>789308742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893188830">
            <text:p>78931888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7893300451">
            <text:p>789330045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70037359">
            <text:p>887003735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85553456">
            <text:p>888555345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85571181">
            <text:p>888557118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86043330">
            <text:p>88860433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86334575">
            <text:p>888633457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86440021">
            <text:p>888644002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2466106">
            <text:p>889246610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122500">
            <text:p>889712250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171122">
            <text:p>889717112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251293">
            <text:p>889725129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358069">
            <text:p>8897358069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366970">
            <text:p>889736697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897494757">
            <text:p>889749475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39095928">
            <text:p>893909592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39270702">
            <text:p>8939270702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39623301">
            <text:p>893962330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7151440">
            <text:p>897715144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7246703">
            <text:p>8977246703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7764826">
            <text:p>8977764826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031630">
            <text:p>8978031630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222997">
            <text:p>897822299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600118">
            <text:p>8978600118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604261">
            <text:p>8978604261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620555">
            <text:p>8978620555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8978789077">
            <text:p>8978789077</text:p>
          </table:table-cell>
          <table:table-cell office:value-type="string">
            <text:p>General Grp member</text:p>
          </table:table-cell>
        </table:table-row>
        <table:table-row table:style-name="ro1">
          <table:table-cell office:value-type="float" office:value="9966348121">
            <text:p>9966348121</text:p>
          </table:table-cell>
          <table:table-cell office:value-type="string">
            <text:p>indira Mami LB Ngr</text:p>
          </table:table-cell>
        </table:table-row>
        <table:table-row table:style-name="ro1">
          <table:table-cell office:value-type="float" office:value="9505731758">
            <text:p>9505731758</text:p>
          </table:table-cell>
          <table:table-cell office:value-type="string">
            <text:p>R V Krishnan</text:p>
          </table:table-cell>
        </table:table-row>
        <table:table-row table:style-name="ro1">
          <table:table-cell table:style-name="ce3" office:value-type="float" office:value="8861693888">
            <text:p>8861693888</text:p>
          </table:table-cell>
          <table:table-cell table:style-name="ce6" office:value-type="string">
            <text:p>Sadasiv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6:47:08</meta:creation-date>
    <dc:date>2014-11-16T16:49:20</dc:date>
    <meta:editing-duration>PT1M12S</meta:editing-duration>
    <meta:editing-cycles>2</meta:editing-cycles>
    <meta:generator>LibreOffice/3.6$Linux_X86_64 LibreOffice_project/360m1$Build-2</meta:generator>
    <meta:document-statistic meta:table-count="1" meta:cell-count="3988" meta:object-count="0"/>
  </office:meta>
</office:document-meta>
</file>